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/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347in" fo:margin-left="0.3042in" fo:margin-right="0.3861in" table:align="margins"/>
    </style:style>
    <style:style style:name="Table1.A" style:family="table-column">
      <style:table-column-properties style:column-width="1.5715in" style:rel-column-width="16518*"/>
    </style:style>
    <style:style style:name="Table1.B" style:family="table-column">
      <style:table-column-properties style:column-width="1.5813in" style:rel-column-width="16620*"/>
    </style:style>
    <style:style style:name="Table1.C" style:family="table-column">
      <style:table-column-properties style:column-width="1.7347in" style:rel-column-width="18234*"/>
    </style:style>
    <style:style style:name="Table1.D" style:family="table-column">
      <style:table-column-properties style:column-width="1.3472in" style:rel-column-width="1416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1833in" fo:margin-left="0.284in" fo:margin-right="0.4576in" table:align="margins"/>
    </style:style>
    <style:style style:name="Table2.A" style:family="table-column">
      <style:table-column-properties style:column-width="2.0201in" style:rel-column-width="21410*"/>
    </style:style>
    <style:style style:name="Table2.B" style:family="table-column">
      <style:table-column-properties style:column-width="2.3063in" style:rel-column-width="24443*"/>
    </style:style>
    <style:style style:name="Table2.C" style:family="table-column">
      <style:table-column-properties style:column-width="1.8569in" style:rel-column-width="1968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2042in" fo:margin-left="0.2632in" fo:margin-right="0.4576in" table:align="margins"/>
    </style:style>
    <style:style style:name="Table3.A" style:family="table-column">
      <style:table-column-properties style:column-width="1.5701in" style:rel-column-width="16585*"/>
    </style:style>
    <style:style style:name="Table3.B" style:family="table-column">
      <style:table-column-properties style:column-width="1.775in" style:rel-column-width="18749*"/>
    </style:style>
    <style:style style:name="Table3.C" style:family="table-column">
      <style:table-column-properties style:column-width="1.4299in" style:rel-column-width="15103*"/>
    </style:style>
    <style:style style:name="Table3.D" style:family="table-column">
      <style:table-column-properties style:column-width="1.4292in" style:rel-column-width="1509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2042in" fo:margin-left="0.2632in" fo:margin-right="0.4576in" table:align="margins"/>
    </style:style>
    <style:style style:name="Table4.A" style:family="table-column">
      <style:table-column-properties style:column-width="1.1222in" style:rel-column-width="11854*"/>
    </style:style>
    <style:style style:name="Table4.B" style:family="table-column">
      <style:table-column-properties style:column-width="1.3778in" style:rel-column-width="14553*"/>
    </style:style>
    <style:style style:name="Table4.C" style:family="table-column">
      <style:table-column-properties style:column-width="1.3875in" style:rel-column-width="14656*"/>
    </style:style>
    <style:style style:name="Table4.D" style:family="table-column">
      <style:table-column-properties style:column-width="1.3882in" style:rel-column-width="14663*"/>
    </style:style>
    <style:style style:name="Table4.E" style:family="table-column">
      <style:table-column-properties style:column-width="0.9285in" style:rel-column-width="9809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5" style:family="table">
      <style:table-properties style:width="6.1736in" fo:margin-left="0.2944in" fo:margin-right="0.4569in" table:align="margins"/>
    </style:style>
    <style:style style:name="Table5.A" style:family="table-column">
      <style:table-column-properties style:column-width="1.0917in" style:rel-column-width="11588*"/>
    </style:style>
    <style:style style:name="Table5.B" style:family="table-column">
      <style:table-column-properties style:column-width="1.3778in" style:rel-column-width="14625*"/>
    </style:style>
    <style:style style:name="Table5.C" style:family="table-column">
      <style:table-column-properties style:column-width="1.3875in" style:rel-column-width="14728*"/>
    </style:style>
    <style:style style:name="Table5.D" style:family="table-column">
      <style:table-column-properties style:column-width="1.3882in" style:rel-column-width="14736*"/>
    </style:style>
    <style:style style:name="Table5.E" style:family="table-column">
      <style:table-column-properties style:column-width="0.9285in" style:rel-column-width="985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E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1736in" fo:margin-left="0.2944in" fo:margin-right="0.4569in" table:align="margins"/>
    </style:style>
    <style:style style:name="Table6.A" style:family="table-column">
      <style:table-column-properties style:column-width="0.8569in" style:rel-column-width="9096*"/>
    </style:style>
    <style:style style:name="Table6.B" style:family="table-column">
      <style:table-column-properties style:column-width="1.1535in" style:rel-column-width="12244*"/>
    </style:style>
    <style:style style:name="Table6.C" style:family="table-column">
      <style:table-column-properties style:column-width="1.1528in" style:rel-column-width="12237*"/>
    </style:style>
    <style:style style:name="Table6.E" style:family="table-column">
      <style:table-column-properties style:column-width="1.1632in" style:rel-column-width="12347*"/>
    </style:style>
    <style:style style:name="Table6.F" style:family="table-column">
      <style:table-column-properties style:column-width="0.6938in" style:rel-column-width="7367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.7549in" fo:margin-left="0.4882in" fo:margin-right="0.6819in" table:align="margins"/>
    </style:style>
    <style:style style:name="Table7.A" style:family="table-column">
      <style:table-column-properties style:column-width="1.8167in" style:rel-column-width="20687*"/>
    </style:style>
    <style:style style:name="Table7.B" style:family="table-column">
      <style:table-column-properties style:column-width="2.3056in" style:rel-column-width="26255*"/>
    </style:style>
    <style:style style:name="Table7.C" style:family="table-column">
      <style:table-column-properties style:column-width="1.6326in" style:rel-column-width="1859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italic" fo:font-weight="normal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0.2957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.2957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.2957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Courier 10 Pitch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.2957in" fo:margin-right="0in" fo:text-align="start" style:justify-single-word="false" fo:text-indent="0in" style:auto-text-indent="false" fo:break-before="page"/>
      <style:text-properties fo:font-variant="normal" fo:text-transform="none" fo:color="#000000" style:text-position="0% 100%" style:font-name="Times New Roman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0.0228in" fo:margin-right="0.0028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.0126in" fo:margin-right="0.0028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Courier 10 Pitch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variant="normal" fo:text-transform="none" fo:color="#000000" style:text-position="0% 100%" style:font-name="Times New Roman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margin-left="0.2756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.2756in" fo:margin-right="0in" fo:text-align="start" style:justify-single-word="false" fo:text-indent="0in" style:auto-text-indent="false" fo:break-before="page"/>
      <style:text-properties fo:font-variant="normal" fo:text-transform="none" fo:color="#000000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22" style:family="paragraph" style:parent-style-name="Standard">
      <style:paragraph-properties fo:margin-left="0.2854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0.2854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margin-left="0.2854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left="0.2854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left="0.2854in" fo:margin-right="0in" fo:text-align="start" style:justify-single-word="false" fo:text-indent="0in" style:auto-text-indent="false" fo:break-before="column"/>
      <style:text-properties fo:font-variant="normal" fo:text-transform="none" fo:color="#000000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0.2854in" fo:margin-right="0in" fo:text-align="start" style:justify-single-word="false" fo:text-indent="0in" style:auto-text-indent="false" fo:break-before="page"/>
      <style:text-properties fo:font-variant="normal" fo:text-transform="none" fo:color="#000000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left="0.3063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.3063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Courier 10 Pitch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.561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Courier 10 Pitch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.3165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.3165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paragraph-properties fo:margin-left="0.3165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2">
      <style:paragraph-properties fo:margin-left="0.3165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4">
      <style:paragraph-properties fo:margin-left="0.2957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.2957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3">
      <style:paragraph-properties fo:margin-left="0.2957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9" style:family="paragraph" style:parent-style-name="Standard" style:list-style-name="L4">
      <style:paragraph-properties fo:margin-left="0.2957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left="0.2957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Courier 10 Pitch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fo:break-before="pag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margin-left="0.2854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Standard" style:list-style-name="L5">
      <style:paragraph-properties fo:margin-left="0.2854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6" style:family="paragraph" style:parent-style-name="Standard" style:list-style-name="L5">
      <style:paragraph-properties fo:margin-left="0.2854in" fo:margin-right="0in" fo:text-align="start" style:justify-single-word="false" fo:text-indent="0in" style:auto-text-indent="false">
        <style:tab-stops/>
      </style:paragraph-properties>
      <style:text-properties fo:font-variant="normal" fo:text-transform="none" fo:color="#000000" style:text-position="0% 100%" style:font-name="Liberation Serif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left="0.2854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8" style:family="paragraph">
      <style:paragraph-properties fo:margin-left="0in" fo:margin-right="0in" fo:margin-top="0in" fo:margin-bottom="0in" fo:line-height="100%" fo:text-align="center" text:enable-numbering="false" fo:text-indent="0in"/>
    </style:style>
    <style:style style:name="P49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50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51" style:family="paragraph">
      <style:paragraph-properties fo:margin-left="0in" fo:margin-right="0in" fo:margin-top="0in" fo:margin-bottom="0in" fo:line-height="100%" text:enable-numbering="false" fo:text-indent="0in"/>
    </style:style>
    <style:style style:name="P52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style:text-underline-style="none" style:font-name-asian="Times New Roman1" style:font-name-complex="Times New Roman1"/>
    </style:style>
    <style:style style:name="T3" style:family="text">
      <style:text-properties style:font-name="Times New Roman1" style:text-underline-style="none" fo:background-color="transparent" style:font-name-asian="Times New Roman1" style:font-name-complex="Times New Roman1"/>
    </style:style>
    <style:style style:name="T4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tyle-asian="normal" style:font-size-complex="20pt" style:font-style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Times New Roman1" style:font-name-asian="Times New Roman1" style:font-name-complex="Times New Roman1"/>
    </style:style>
    <style:style style:name="T8" style:family="text">
      <style:text-properties style:text-position="sub 58%" style:font-name-asian="Times New Roman1" style:font-name-complex="Times New Roman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style:font-name="Times New Roman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text-underline-style="none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background-color="transparent"/>
    </style:style>
    <style:style style:name="T18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text:list-style style:name="L1">
      <text:list-level-style-bullet text:level="1" text:style-name="Bullet_20_Symbols" style:num-suffix="." text:bullet-char="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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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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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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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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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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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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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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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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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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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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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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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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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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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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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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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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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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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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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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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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.053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Logic &amp; </text:span><text:span text:style-name="T4">Formal Languages</text:span></text:p>
      <text:p text:style-name="P3">Final, first quarter</text:p>
      <text:p text:style-name="P2">1.</text:p>
      <text:p text:style-name="P6">Non-recursive start symbol and elimination of lambda rules:</text:p>
      <text:p text:style-name="P5">NULL = {A, C}</text:p>
      <text:p text:style-name="P5">S' <text:span text:style-name="T1">→</text:span> S | .\</text:p>
      <text:p text:style-name="P5">S <text:span text:style-name="T1">→</text:span> AB | B | BCS <text:s/>| BS</text:p>
      <text:p text:style-name="P5">A <text:span text:style-name="T1">→</text:span> aA | a | C</text:p>
      <text:p text:style-name="P5">B <text:span text:style-name="T1">→</text:span> bbB | b</text:p>
      <text:p text:style-name="P5">C <text:span text:style-name="T1">→</text:span> cC | c</text:p>
      <text:p text:style-name="P5"/>
      <text:p text:style-name="P6">Elimination of chain rule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CHAIN(S) = {S, B}</text:p>
          </table:table-cell>
          <table:table-cell table:style-name="Table1.A1" office:value-type="string">
            <text:p text:style-name="P11"><text:s/>CHAIN(A) = {A, C}<text:tab/></text:p>
          </table:table-cell>
          <table:table-cell table:style-name="Table1.A1" office:value-type="string">
            <text:p text:style-name="P12"><text:s/>CHAIN(B) = {B}</text:p>
          </table:table-cell>
          <table:table-cell table:style-name="Table1.A1" office:value-type="string">
            <text:p text:style-name="P12"><text:s/>CHAIN(C) = {C}</text:p>
          </table:table-cell>
        </table:table-row>
      </table:table>
      <text:p text:style-name="P5">S' <text:span text:style-name="T1">→</text:span> S</text:p>
      <text:p text:style-name="P5">S <text:span text:style-name="T1">→</text:span> AB | bbB| b | BCS | BS</text:p>
      <text:p text:style-name="P5">A <text:span text:style-name="T1">→</text:span> aA | a | cC | c</text:p>
      <text:p text:style-name="P5">B <text:span text:style-name="T1">→</text:span> bbB | b</text:p>
      <text:p text:style-name="P5">C <text:span text:style-name="T1">→</text:span> cC | c</text:p>
      <text:p text:style-name="P5"/>
      <text:p text:style-name="P6">Elimination of useless symbols:</text:p>
      <text:p text:style-name="P5">TERM = {S, A, B, C}</text:p>
      <text:p text:style-name="P5">REACH = {S, A, B, C}</text:p>
      <text:p text:style-name="P6">no useless symbols</text:p>
      <text:p text:style-name="P5"/>
      <text:p text:style-name="P6">Replacement of terminals:</text:p>
      <text:p text:style-name="P5">S' <text:span text:style-name="T1">→</text:span> S</text:p>
      <text:p text:style-name="P5">S <text:span text:style-name="T1">→</text:span> AB | B'B'B| b | BCS | BS</text:p>
      <text:p text:style-name="P5">A <text:span text:style-name="T1">→</text:span> A'A | a | C'C | c</text:p>
      <text:p text:style-name="P5">B <text:span text:style-name="T1">→</text:span> B'B'B | b</text:p>
      <text:p text:style-name="P5">C <text:span text:style-name="T1">→</text:span> C'C | c</text:p>
      <text:p text:style-name="P5">A' <text:span text:style-name="T1">→</text:span> a</text:p>
      <text:p text:style-name="P5">B' <text:span text:style-name="T1">→</text:span> b</text:p>
      <text:p text:style-name="P5">C' <text:span text:style-name="T1">→</text:span> c</text:p>
      <text:p text:style-name="P5"/>
      <text:p text:style-name="P6">(Final grammar) Replacement of rules longer than two:</text:p>
      <text:p text:style-name="P5">S' <text:span text:style-name="T1">→</text:span> S</text:p>
      <text:p text:style-name="P5">S <text:span text:style-name="T1">→</text:span> AB | B'R<text:span text:style-name="T6">1 </text:span>| b | BR<text:span text:style-name="T6">2 </text:span>| BS</text:p>
      <text:p text:style-name="P5">R<text:span text:style-name="T6">1</text:span> <text:span text:style-name="T1">→</text:span> B'B</text:p>
      <text:p text:style-name="P5">R<text:span text:style-name="T6">2</text:span> <text:span text:style-name="T1">→</text:span> CS</text:p>
      <text:p text:style-name="P5">A <text:span text:style-name="T1">→</text:span> A'A | a | C'C | c</text:p>
      <text:p text:style-name="P5">B <text:span text:style-name="T1">→</text:span> B'R<text:span text:style-name="T6">1</text:span> | b</text:p>
      <text:p text:style-name="P5">C <text:span text:style-name="T1">→</text:span> C'C | c</text:p>
      <text:p text:style-name="P5">A' <text:span text:style-name="T1">→</text:span> a</text:p>
      <text:p text:style-name="P5">B' <text:span text:style-name="T1">→</text:span> b</text:p>
      <text:p text:style-name="P5">C' <text:span text:style-name="T1">→</text:span> c</text:p>
      <text:p text:style-name="P16">2.</text:p>
      <text:p text:style-name="P6">Algorithm 4.4.2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Iteration</text:p>
          </table:table-cell>
          <table:table-cell table:style-name="Table2.A1" office:value-type="string">
            <text:p text:style-name="P21">TERM</text:p>
          </table:table-cell>
          <table:table-cell table:style-name="Table2.C1" office:value-type="string">
            <text:p text:style-name="P21">PREV</text:p>
          </table:table-cell>
        </table:table-row>
        <table:table-row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{B, C, D}</text:p>
          </table:table-cell>
          <table:table-cell table:style-name="Table2.C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19">{B, C, D, A, S}</text:p>
          </table:table-cell>
          <table:table-cell table:style-name="Table2.C2" office:value-type="string">
            <text:p text:style-name="P19">{B, C, D}</text:p>
          </table:table-cell>
        </table:table-row>
      </table:table>
      <text:p text:style-name="P6">all symbols terminating</text:p>
      <text:p text:style-name="P6"/>
      <text:p text:style-name="P6">Algorithm 4.4.4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1">Iteration</text:p>
          </table:table-cell>
          <table:table-cell table:style-name="Table3.A1" office:value-type="string">
            <text:p text:style-name="P21">REACH</text:p>
          </table:table-cell>
          <table:table-cell table:style-name="Table3.A1" office:value-type="string">
            <text:p text:style-name="P21">PREV</text:p>
          </table:table-cell>
          <table:table-cell table:style-name="Table3.D1" office:value-type="string">
            <text:p text:style-name="P21">NEW</text:p>
          </table:table-cell>
        </table:table-row>
        <table:table-row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9">{S}</text:p>
          </table:table-cell>
          <table:table-cell table:style-name="Table3.A2" office:value-type="string">
            <text:p text:style-name="P19">0</text:p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19">{S, A, B, C}</text:p>
          </table:table-cell>
          <table:table-cell table:style-name="Table3.A2" office:value-type="string">
            <text:p text:style-name="P19">{S}</text:p>
          </table:table-cell>
          <table:table-cell table:style-name="Table3.D2" office:value-type="string">
            <text:p text:style-name="P19">{S}</text:p>
          </table:table-cell>
        </table:table-row>
        <table:table-row>
          <table:table-cell table:style-name="Table3.A2" office:value-type="string">
            <text:p text:style-name="P19">2</text:p>
          </table:table-cell>
          <table:table-cell table:style-name="Table3.A2" office:value-type="string">
            <text:p text:style-name="P19">{S, A, B, C, D}</text:p>
          </table:table-cell>
          <table:table-cell table:style-name="Table3.A2" office:value-type="string">
            <text:p text:style-name="P19">{S, A, B, C}</text:p>
          </table:table-cell>
          <table:table-cell table:style-name="Table3.D2" office:value-type="string">
            <text:p text:style-name="P19">{A, B, C}</text:p>
          </table:table-cell>
        </table:table-row>
      </table:table>
      <text:p text:style-name="P6">all symbols reachable</text:p>
      <text:p text:style-name="P6"/>
      <text:p text:style-name="P6">Removal of chain rule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9">CHAIN(S) = {S, A, C, D}</text:p>
          </table:table-cell>
          <table:table-cell table:style-name="Table4.A1" office:value-type="string">
            <text:p text:style-name="P19">CHAIN(A) = {A, C, D}</text:p>
          </table:table-cell>
          <table:table-cell table:style-name="Table4.A1" office:value-type="string">
            <text:p text:style-name="P19">CHAIN(B) = {B}</text:p>
          </table:table-cell>
          <table:table-cell table:style-name="Table4.A1" office:value-type="string">
            <text:p text:style-name="P19">CHAIN(C) = {C}</text:p>
          </table:table-cell>
          <table:table-cell table:style-name="Table4.E1" office:value-type="string">
            <text:p text:style-name="P19">CHAIN(D) = {D}</text:p>
          </table:table-cell>
        </table:table-row>
      </table:table>
      <text:p text:style-name="P5"/>
      <text:p text:style-name="P5">S <text:span text:style-name="T1">→</text:span> cC | c | dD | d | CB</text:p>
      <text:p text:style-name="P5">A <text:span text:style-name="T1">→</text:span> cC | c | dD | d</text:p>
      <text:p text:style-name="P5">B <text:span text:style-name="T1">→</text:span> bB | b</text:p>
      <text:p text:style-name="P5">C <text:span text:style-name="T1">→</text:span> cC | c</text:p>
      <text:p text:style-name="P5">D <text:span text:style-name="T1">→</text:span> dD | d</text:p>
      <text:p text:style-name="P5"/>
      <text:p text:style-name="P5">TERM = {S, A, B, C, D}</text:p>
      <text:p text:style-name="P5">REACH = {S, C, D, B}</text:p>
      <text:p text:style-name="P5"/>
      <text:p text:style-name="P5">A is not in the set of reachable non-terminals. Therefore, A is useless.</text:p>
      <text:p text:style-name="P5"/>
      <text:p text:style-name="P13">3.</text:p>
      <text:p text:style-name="P13"><text:tab/><text:span text:style-name="T10">abbb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>1</text:p>
          </table:table-cell>
          <table:table-cell table:style-name="Table5.A1" office:value-type="string">
            <text:p text:style-name="P21">2</text:p>
          </table:table-cell>
          <table:table-cell table:style-name="Table5.A1" office:value-type="string">
            <text:p text:style-name="P21">3</text:p>
          </table:table-cell>
          <table:table-cell table:style-name="Table5.E1" office:value-type="string">
            <text:p text:style-name="P21">4</text:p>
          </table:table-cell>
        </table:table-row>
        <table:table-row>
          <table:table-cell table:style-name="Table5.A2" office:value-type="string">
            <text:p text:style-name="P21">1</text:p>
          </table:table-cell>
          <table:table-cell table:style-name="Table5.A2" office:value-type="string">
            <text:p text:style-name="P19">{A}</text:p>
          </table:table-cell>
          <table:table-cell table:style-name="Table5.A2" office:value-type="string">
            <text:p text:style-name="P19">{S, X}</text:p>
          </table:table-cell>
          <table:table-cell table:style-name="Table5.A2" office:value-type="string">
            <text:p text:style-name="P19">{T}</text:p>
          </table:table-cell>
          <table:table-cell table:style-name="Table5.E2" office:value-type="string">
            <text:p text:style-name="P19">0</text:p>
          </table:table-cell>
        </table:table-row>
        <table:table-row>
          <table:table-cell table:style-name="Table5.A2" office:value-type="string">
            <text:p text:style-name="P21">2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>{B}</text:p>
          </table:table-cell>
          <table:table-cell table:style-name="Table5.A2" office:value-type="string">
            <text:p text:style-name="P19">0</text:p>
          </table:table-cell>
          <table:table-cell table:style-name="Table5.E2" office:value-type="string">
            <text:p text:style-name="P19">0</text:p>
          </table:table-cell>
        </table:table-row>
        <table:table-row>
          <table:table-cell table:style-name="Table5.A2" office:value-type="string">
            <text:p text:style-name="P21">3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>{B}</text:p>
          </table:table-cell>
          <table:table-cell table:style-name="Table5.E2" office:value-type="string">
            <text:p text:style-name="P19">0</text:p>
          </table:table-cell>
        </table:table-row>
        <table:table-row>
          <table:table-cell table:style-name="Table5.A2" office:value-type="string">
            <text:p text:style-name="P21">4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E2" office:value-type="string">
            <text:p text:style-name="P19">{B}</text:p>
          </table:table-cell>
        </table:table-row>
      </table:table>
      <text:p text:style-name="P17"/>
      <text:p text:style-name="P18"><text:tab/><text:span text:style-name="T9">aabbb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row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21">1</text:p>
          </table:table-cell>
          <table:table-cell table:style-name="Table6.A1" office:value-type="string">
            <text:p text:style-name="P21">2</text:p>
          </table:table-cell>
          <table:table-cell table:style-name="Table6.A1" office:value-type="string">
            <text:p text:style-name="P21">3</text:p>
          </table:table-cell>
          <table:table-cell table:style-name="Table6.A1" office:value-type="string">
            <text:p text:style-name="P21">4</text:p>
          </table:table-cell>
          <table:table-cell table:style-name="Table6.F1" office:value-type="string">
            <text:p text:style-name="P21">5</text:p>
          </table:table-cell>
        </table:table-row>
        <table:table-row>
          <table:table-cell table:style-name="Table6.A2" office:value-type="string">
            <text:p text:style-name="P21">1</text:p>
          </table:table-cell>
          <table:table-cell table:style-name="Table6.A2" office:value-type="string">
            <text:p text:style-name="P19">{A}</text:p>
          </table:table-cell>
          <table:table-cell table:style-name="Table6.A2" office:value-type="string">
            <text:p text:style-name="P19">0</text:p>
          </table:table-cell>
          <table:table-cell table:style-name="Table6.A2" office:value-type="string">
            <text:p text:style-name="P19">0</text:p>
          </table:table-cell>
          <table:table-cell table:style-name="Table6.A2" office:value-type="string">
            <text:p text:style-name="P19">{S, X}</text:p>
          </table:table-cell>
          <table:table-cell table:style-name="Table6.F2" office:value-type="string">
            <text:p text:style-name="P19">{T}</text:p>
          </table:table-cell>
        </table:table-row>
        <table:table-row>
          <table:table-cell table:style-name="Table6.A2" office:value-type="string">
            <text:p text:style-name="P21">2</text:p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>{A}</text:p>
          </table:table-cell>
          <table:table-cell table:style-name="Table6.A2" office:value-type="string">
            <text:p text:style-name="P19">{S, X}</text:p>
          </table:table-cell>
          <table:table-cell table:style-name="Table6.A2" office:value-type="string">
            <text:p text:style-name="P19">{T}</text:p>
          </table:table-cell>
          <table:table-cell table:style-name="Table6.F2" office:value-type="string">
            <text:p text:style-name="P19">0</text:p>
          </table:table-cell>
        </table:table-row>
        <table:table-row>
          <table:table-cell table:style-name="Table6.A2" office:value-type="string">
            <text:p text:style-name="P21">3</text:p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>{B}</text:p>
          </table:table-cell>
          <table:table-cell table:style-name="Table6.A2" office:value-type="string">
            <text:p text:style-name="P19">0</text:p>
          </table:table-cell>
          <table:table-cell table:style-name="Table6.F2" office:value-type="string">
            <text:p text:style-name="P19">0</text:p>
          </table:table-cell>
        </table:table-row>
        <table:table-row>
          <table:table-cell table:style-name="Table6.A2" office:value-type="string">
            <text:p text:style-name="P21">4</text:p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>{B}</text:p>
          </table:table-cell>
          <table:table-cell table:style-name="Table6.F2" office:value-type="string">
            <text:p text:style-name="P19">0</text:p>
          </table:table-cell>
        </table:table-row>
        <table:table-row>
          <table:table-cell table:style-name="Table6.A2" office:value-type="string">
            <text:p text:style-name="P21">5</text:p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F2" office:value-type="string">
            <text:p text:style-name="P19">{B}</text:p>
          </table:table-cell>
        </table:table-row>
      </table:table>
      <text:p text:style-name="P17"/>
      <text:p text:style-name="P13">4.</text:p>
      <text:p text:style-name="P5">S <text:span text:style-name="T1">→</text:span> A | C</text:p>
      <text:p text:style-name="P5">A <text:span text:style-name="T1">→</text:span> BR<text:span text:style-name="T6">1</text:span> | aR<text:span text:style-name="T6">1 </text:span>| B | a</text:p>
      <text:p text:style-name="P5">B <text:span text:style-name="T1">→</text:span> CbR<text:span text:style-name="T6">2</text:span> | Cb</text:p>
      <text:p text:style-name="P5">R<text:span text:style-name="T6">1</text:span> <text:span text:style-name="T1">→</text:span> aBR<text:span text:style-name="T6">1</text:span> | aCR<text:span text:style-name="T6">1</text:span> | aB | aC</text:p>
      <text:p text:style-name="P5">R<text:span text:style-name="T6">2</text:span> <text:span text:style-name="T1">→</text:span> bR<text:span text:style-name="T6">2</text:span> | b</text:p>
      <text:p text:style-name="P5"/>
      <text:p text:style-name="P13">5.</text:p>
      <text:p text:style-name="P6">Original grammar:</text:p>
      <text:p text:style-name="P5">S <text:span text:style-name="T1">→</text:span> AB</text:p>
      <text:p text:style-name="P5">A <text:span text:style-name="T1">→</text:span> BB | CC</text:p>
      <text:p text:style-name="P5">B <text:span text:style-name="T1">→</text:span> AD | CA</text:p>
      <text:p text:style-name="P5">C <text:span text:style-name="T1">→</text:span> a</text:p>
      <text:p text:style-name="P5">D <text:span text:style-name="T1">→</text:span> b</text:p>
      <text:p text:style-name="P5"/>
      <text:p text:style-name="P6">No direct left recursion</text:p>
      <text:p text:style-name="P6">Variable replacement for ordering:</text:p>
      <text:p text:style-name="P5">S <text:span text:style-name="T1">→</text:span> AB</text:p>
      <text:p text:style-name="P5">A <text:span text:style-name="T1">→</text:span> BB | CC</text:p>
      <text:p text:style-name="P5">B <text:span text:style-name="T1">→</text:span> BBD | CCD | CA</text:p>
      <text:p text:style-name="P5">C <text:span text:style-name="T1">→</text:span> a</text:p>
      <text:p text:style-name="P5">D <text:span text:style-name="T1">→</text:span> b</text:p>
      <text:p text:style-name="P5"/>
      <text:p text:style-name="P6">Removal of direct left recursion:</text:p>
      <text:p text:style-name="P5">S <text:span text:style-name="T1">→</text:span> AB</text:p>
      <text:p text:style-name="P5">A <text:span text:style-name="T1">→</text:span> BB | CC</text:p>
      <text:p text:style-name="P5">B <text:span text:style-name="T1">→CCDR</text:span><text:span text:style-name="T7">1 </text:span><text:span text:style-name="T1">| CAR</text:span><text:span text:style-name="T7">1</text:span><text:span text:style-name="T1"> | </text:span>CCD | CA</text:p>
      <text:p text:style-name="P5">C <text:span text:style-name="T1">→</text:span> a</text:p>
      <text:p text:style-name="P5">D <text:span text:style-name="T1">→</text:span> b</text:p>
      <text:p text:style-name="P5">R<text:span text:style-name="T6">1</text:span> <text:span text:style-name="T1">→</text:span> BDR<text:span text:style-name="T6">1</text:span> | BD</text:p>
      <text:p text:style-name="P5"/>
      <text:p text:style-name="P10">Replacement of leading variables in B:</text:p>
      <text:p text:style-name="P5">S <text:span text:style-name="T1">→</text:span> AB</text:p>
      <text:p text:style-name="P5">A <text:span text:style-name="T1">→</text:span> BB | CC</text:p>
      <text:p text:style-name="P5">B <text:span text:style-name="T1">→aCDR</text:span><text:span text:style-name="T7">1 </text:span><text:span text:style-name="T1">| aAR</text:span><text:span text:style-name="T7">1</text:span><text:span text:style-name="T1"> | a</text:span>CD | aA</text:p>
      <text:p text:style-name="P5">C <text:span text:style-name="T1">→</text:span> a</text:p>
      <text:p text:style-name="P5">D <text:span text:style-name="T1">→</text:span> b</text:p>
      <text:p text:style-name="P5">R<text:span text:style-name="T6">1</text:span> <text:span text:style-name="T1">→</text:span> BDR<text:span text:style-name="T6">1</text:span> | BD</text:p>
      <text:p text:style-name="P5"/>
      <text:p text:style-name="P6">Replacement of leading variables in A:</text:p>
      <text:p text:style-name="P5">S <text:span text:style-name="T1">→</text:span> AB</text:p>
      <text:p text:style-name="P5">A <text:span text:style-name="T1">→</text:span> <text:span text:style-name="T1">aCDR</text:span><text:span text:style-name="T7">1</text:span><text:span text:style-name="T1">B</text:span><text:span text:style-name="T7"> </text:span><text:span text:style-name="T1">| aAR</text:span><text:span text:style-name="T7">1</text:span><text:span text:style-name="T1">B | a</text:span>CDB | aAB | aC</text:p>
      <text:p text:style-name="P5">B <text:span text:style-name="T1">→aCDR</text:span><text:span text:style-name="T7">1 </text:span><text:span text:style-name="T1">| aAR</text:span><text:span text:style-name="T7">1</text:span><text:span text:style-name="T1"> | a</text:span>CD | aA</text:p>
      <text:p text:style-name="P5">C <text:span text:style-name="T1">→</text:span> a</text:p>
      <text:p text:style-name="P5">D <text:span text:style-name="T1">→</text:span> b</text:p>
      <text:p text:style-name="P5">R<text:span text:style-name="T6">1</text:span> <text:span text:style-name="T1">→</text:span> BDR<text:span text:style-name="T6">1</text:span> | BD</text:p>
      <text:p text:style-name="P5"/>
      <text:p text:style-name="P6">Replacement of leading variables in S:</text:p>
      <text:p text:style-name="P5">S <text:span text:style-name="T1">→</text:span> <text:span text:style-name="T1">aCDR</text:span><text:span text:style-name="T7">1</text:span><text:span text:style-name="T1">BB</text:span><text:span text:style-name="T7"> </text:span><text:span text:style-name="T1">| aAR</text:span><text:span text:style-name="T7">1</text:span><text:span text:style-name="T1">BB | a</text:span>CDBB | aABB | aCB</text:p>
      <text:p text:style-name="P5">A <text:span text:style-name="T1">→</text:span> <text:span text:style-name="T1">aCDR</text:span><text:span text:style-name="T7">1</text:span><text:span text:style-name="T1">B</text:span><text:span text:style-name="T7"> </text:span><text:span text:style-name="T1">| aAR</text:span><text:span text:style-name="T7">1</text:span><text:span text:style-name="T1">B | a</text:span>CDB | aAB | aC</text:p>
      <text:p text:style-name="P5">B <text:span text:style-name="T1">→aCDR</text:span><text:span text:style-name="T7">1 </text:span><text:span text:style-name="T1">| aAR</text:span><text:span text:style-name="T7">1</text:span><text:span text:style-name="T1"> | a</text:span>CD | aA</text:p>
      <text:p text:style-name="P5">C <text:span text:style-name="T1">→</text:span> a</text:p>
      <text:p text:style-name="P5">D <text:span text:style-name="T1">→</text:span> b</text:p>
      <text:p text:style-name="P5">R<text:span text:style-name="T6">1</text:span> <text:span text:style-name="T1">→</text:span> BDR<text:span text:style-name="T6">1</text:span> | BD</text:p>
      <text:p text:style-name="P5"/>
      <text:p text:style-name="P6">(Final grammar) Replacement of leading variables in R<text:span text:style-name="T6">1</text:span>:</text:p>
      <text:p text:style-name="P5">S <text:span text:style-name="T1">→</text:span> <text:span text:style-name="T1">aCDR</text:span><text:span text:style-name="T7">1</text:span><text:span text:style-name="T1">BB</text:span><text:span text:style-name="T7"> </text:span><text:span text:style-name="T1">| aAR</text:span><text:span text:style-name="T7">1</text:span><text:span text:style-name="T1">BB | a</text:span>CDBB | aABB | aCB</text:p>
      <text:p text:style-name="P5">A <text:span text:style-name="T1">→</text:span> <text:span text:style-name="T1">aCDR</text:span><text:span text:style-name="T7">1</text:span><text:span text:style-name="T1">B</text:span><text:span text:style-name="T7"> </text:span><text:span text:style-name="T1">| aAR</text:span><text:span text:style-name="T7">1</text:span><text:span text:style-name="T1">B | a</text:span>CDB | aAB | aC</text:p>
      <text:p text:style-name="P5">B <text:span text:style-name="T1">→aCDR</text:span><text:span text:style-name="T7">1 </text:span><text:span text:style-name="T1">| aAR</text:span><text:span text:style-name="T7">1</text:span><text:span text:style-name="T1"> | a</text:span>CD | aA</text:p>
      <text:p text:style-name="P5">C <text:span text:style-name="T1">→</text:span> a</text:p>
      <text:p text:style-name="P5">D <text:span text:style-name="T1">→</text:span> b</text:p>
      <text:p text:style-name="P5">R<text:span text:style-name="T6">1</text:span> <text:span text:style-name="T1">→</text:span> <text:span text:style-name="T1">aCDR</text:span><text:span text:style-name="T7">1</text:span><text:span text:style-name="T12">DR</text:span><text:span text:style-name="T8">1</text:span><text:span text:style-name="T7"> </text:span><text:span text:style-name="T1">| aAR</text:span><text:span text:style-name="T7">1</text:span><text:span text:style-name="T12">DR</text:span><text:span text:style-name="T8">1</text:span><text:span text:style-name="T1"> | a</text:span>CDDR<text:span text:style-name="T6">1</text:span> | aADR<text:span text:style-name="T6">1</text:span> | <text:span text:style-name="T1">aCDR</text:span><text:span text:style-name="T7">1</text:span><text:span text:style-name="T1">D</text:span><text:span text:style-name="T7"> </text:span><text:span text:style-name="T1">| aAR</text:span><text:span text:style-name="T7">1</text:span><text:span text:style-name="T1">D | a</text:span>CDD | aAD</text:p>
      <text:p text:style-name="P5"/>
      <text:p text:style-name="P13">6.</text:p>
      <text:p text:style-name="P23">(a)</text:p>
      <text:p text:style-name="P22"><draw:g text:anchor-type="paragraph" draw:z-index="0" draw:style-name="gr1"><draw:custom-shape draw:style-name="gr2" draw:text-style-name="P49" draw:id="id1" svg:width="0.5287in" svg:height="0.528in" svg:x="1.3736in" svg:y="0.3925in"><text:p text:style-name="P48"><text:span text:style-name="T18">q4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49" svg:width="0.3441in" svg:height="0.3441in" svg:x="1.4673in" svg:y="0.4819in"><text:p text:style-name="P48"><text:span text:style-name="T18">q0</text:span></text:p><draw:enhanced-geometry svg:viewBox="0 0 21600 21600" draw:mirror-vertical="false" draw:mirror-horizontal="false" draw:glue-points="10800 0 3160 3160 0 10800 3160 18440 10800 21600 18440 18440 21600 10800 18440 3160" draw:text-areas="3200 3200 18400 18400" draw:type="ellipse"/></draw:custom-shape><draw:custom-shape draw:style-name="gr2" draw:text-style-name="P49" draw:id="id3" svg:width="0.528in" svg:height="0.528in" svg:x="2.6524in" svg:y="1.3925in"><text:p text:style-name="P48"><text:span text:style-name="T18">q2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49" draw:id="id2" svg:width="0.5287in" svg:height="0.528in" svg:x="1.3736in" svg:y="1.3925in"><text:p text:style-name="P48"><text:span text:style-name="T18">q1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" draw:text-style-name="P50" draw:type="line" svg:x1="1.637in" svg:y1="0.9201in" svg:x2="1.637in" svg:y2="1.3921in" draw:start-shape="id1" draw:start-glue-point="8" draw:end-shape="id2" draw:end-glue-point="4" svg:d="m2357 1325v680"><text:p/></draw:connector><draw:frame draw:style-name="gr4" draw:text-style-name="P52" svg:width="0.2906in" svg:height="0.2835in" svg:x="1.428in" svg:y="0.989in"><draw:text-box><text:p text:style-name="P51"><text:span text:style-name="T18">a</text:span></text:p></draw:text-box></draw:frame><draw:connector draw:style-name="gr3" draw:text-style-name="P50" draw:type="curve" svg:x1="1.45in" svg:y1="0.4685in" svg:x2="1.6366in" svg:y2="0.1665in" draw:start-shape="id1" draw:start-glue-point="5" draw:end-shape="id1" draw:end-glue-point="4" svg:d="m2088 675c0-589 269-534 269-110"><text:p/></draw:connector><draw:frame draw:style-name="gr4" draw:text-style-name="P52" svg:width="0.2913in" svg:height="0.2835in" svg:x="1.2701in" svg:y="0.0673in"><draw:text-box><text:p text:style-name="P51"><text:span text:style-name="T18">b</text:span></text:p></draw:text-box></draw:frame><draw:frame draw:style-name="gr4" draw:text-style-name="P52" svg:width="0.2913in" svg:height="0.2835in" svg:x="1.0717in" svg:y="1.739in"><draw:text-box><text:p text:style-name="P51"><text:span text:style-name="T18">a</text:span></text:p></draw:text-box></draw:frame><draw:connector draw:style-name="gr3" draw:text-style-name="P50" draw:type="line" svg:x1="1.8244in" svg:y1="1.8425in" svg:x2="2.7287in" svg:y2="1.8425in" draw:start-shape="id2" draw:start-glue-point="9" draw:end-shape="id3" draw:end-glue-point="7" svg:d="m2627 2653h1302"><text:p/></draw:connector><draw:frame draw:style-name="gr4" draw:text-style-name="P52" svg:width="0.2913in" svg:height="0.2835in" svg:x="2.3217in" svg:y="1.6028in"><draw:text-box><text:p text:style-name="P51"><text:span text:style-name="T18">b</text:span></text:p></draw:text-box></draw:frame><draw:connector draw:style-name="gr3" draw:text-style-name="P50" draw:type="line" svg:x1="2.7287in" svg:y1="1.4689in" svg:x2="1.8244in" svg:y2="1.4689in" draw:start-shape="id3" draw:start-glue-point="5" draw:end-shape="id2" draw:end-glue-point="11" svg:d="m3929 2115h-1302"><text:p/></draw:connector><draw:frame draw:style-name="gr4" draw:text-style-name="P52" svg:width="0.2913in" svg:height="0.2835in" svg:x="1.9409in" svg:y="1.2209in"><draw:text-box><text:p text:style-name="P51"><text:span text:style-name="T18">a</text:span></text:p></draw:text-box></draw:frame><draw:connector draw:style-name="gr3" draw:text-style-name="P50" draw:type="line" svg:x1="2.9161in" svg:y1="1.3921in" svg:x2="1.9008in" svg:y2="0.6555in" draw:start-shape="id3" draw:end-shape="id1" draw:end-glue-point="10" svg:d="m4199 2005-1462-1061"><text:p/></draw:connector><draw:frame draw:style-name="gr4" draw:text-style-name="P52" svg:width="0.2913in" svg:height="0.2835in" svg:x="2.0717in" svg:y="0.6028in"><draw:text-box><text:p text:style-name="P51"><text:span text:style-name="T18">b</text:span></text:p></draw:text-box></draw:frame><draw:connector draw:style-name="gr3" draw:text-style-name="P50" draw:type="curve" svg:x1="1.45in" svg:y1="1.8421in" svg:x2="1.1472in" svg:y2="1.6555in" draw:start-shape="id2" draw:start-glue-point="7" draw:end-shape="id2" draw:end-glue-point="6" svg:d="m2088 2653c-591 0-536-269-110-269"><text:p/></draw:connector></draw:g></text:p>
      <text:p text:style-name="P26"/>
      <text:p text:style-name="P27"><text:span text:style-name="T9">(b)</text:span> [q0, babaab] |- [q0, abaab] |- [q1, baab] |- [q2, aab] |- [q1, ab] |- [q1, b] |- [q2, lambda] <text:span text:style-name="T9">rejects</text:span></text:p>
      <text:p text:style-name="P22"><text:span text:style-name="T9">(c)</text:span> b*(b*a((ba) U a)*bb)*</text:p>
      <text:p text:style-name="P22"><text:span text:style-name="T9">(d)</text:span> b*(b*a((ba) U a)*bb)* <text:s/>U <text:s/>b*a((ba) U a)* <text:s/>U <text:s/>b*a(((ba) U a)*bbb*a)*</text:p>
      <text:p text:style-name="P22"><draw:g text:anchor-type="paragraph" draw:z-index="2" draw:style-name="gr5"><draw:custom-shape draw:style-name="gr6" draw:text-style-name="P49" draw:id="id10" svg:width="0.5287in" svg:height="0.5287in" svg:x="0.6594in" svg:y="1.0469in"><text:p text:style-name="P48"><text:span text:style-name="T18">q4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7" draw:text-style-name="P49" svg:width="0.3441in" svg:height="0.3433in" svg:x="0.7535in" svg:y="1.137in"><text:p text:style-name="P48"><text:span text:style-name="T18">q0</text:span></text:p><draw:enhanced-geometry svg:viewBox="0 0 21600 21600" draw:mirror-vertical="false" draw:mirror-horizontal="false" draw:glue-points="10800 0 3160 3160 0 10800 3160 18440 10800 21600 18440 18440 21600 10800 18440 3160" draw:text-areas="3200 3200 18400 18400" draw:type="ellipse"/></draw:custom-shape><draw:connector draw:style-name="gr8" draw:text-style-name="P50" draw:type="curve" svg:x1="0.4331in" svg:y1="1.3098in" svg:x2="0.7358in" svg:y2="1.1232in" draw:start-shape="id10" draw:start-glue-point="6" draw:end-shape="id10" draw:end-glue-point="5" svg:d="m950 1886c-426 0-481-269 110-269"><text:p/></draw:connector><draw:frame draw:style-name="gr9" draw:text-style-name="P52" svg:width="0.2913in" svg:height="0.2835in" svg:x="0.2256in" svg:y="1.1173in"><draw:text-box><text:p text:style-name="P51"><text:span text:style-name="T18">a</text:span></text:p></draw:text-box></draw:frame><draw:custom-shape draw:style-name="gr10" draw:text-style-name="P49" draw:id="id11" svg:width="0.5287in" svg:height="0.5287in" svg:x="1.6594in" svg:y="1.0469in"><text:p text:style-name="P48"><text:span text:style-name="T18">q1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11" draw:text-style-name="P49" draw:id="id13" svg:width="0.5287in" svg:height="0.5287in" svg:x="2.6594in" svg:y="1.0469in"><text:p text:style-name="P48"><text:span text:style-name="T18">q2</text:span></text:p><text:p text:style-name="P48"><text:span text:style-name="T18">odd</text:span></text:p><draw:enhanced-geometry svg:viewBox="0 0 21600 21600" draw:glue-points="10800 0 3160 3160 0 10800 3160 18440 10800 21600 18440 18440 21600 10800 18440 3160" draw:text-areas="3200 3200 18400 18400" draw:type="ellipse"/></draw:custom-shape><draw:line draw:style-name="gr12" draw:text-style-name="P50" svg:x1="1.1878in" svg:y1="1.8248in" svg:x2="0.9378in" svg:y2="1.5748in"><text:p/></draw:line><draw:line draw:style-name="gr13" draw:text-style-name="P50" svg:x1="0.6878in" svg:y1="1.8248in" svg:x2="0.9378in" svg:y2="1.5748in"><text:p/></draw:line><draw:connector draw:style-name="gr14" draw:text-style-name="P50" draw:type="curve" svg:x1="1.1102in" svg:y1="1.4972in" svg:x2="1.7358in" svg:y2="1.4972in" draw:start-shape="id10" draw:start-glue-point="9" draw:end-shape="id11" draw:end-glue-point="7" svg:d="m1599 2156h901"><text:p/></draw:connector><draw:frame draw:style-name="gr15" draw:text-style-name="P52" svg:width="0.2913in" svg:height="0.2835in" svg:x="1.3575in" svg:y="1.4606in"><draw:text-box><text:p text:style-name="P51"><text:span text:style-name="T18">b</text:span></text:p></draw:text-box></draw:frame><draw:connector draw:style-name="gr16" draw:text-style-name="P50" draw:type="curve" svg:x1="1.6976in" svg:y1="0.678in" svg:x2="1.1102in" svg:y2="1.1232in" draw:start-shape="id12" draw:start-glue-point="6" draw:end-shape="id10" draw:end-glue-point="11" svg:d="m2445 976c-564 0-846 213-846 641"><text:p/></draw:connector><draw:frame draw:style-name="gr17" draw:text-style-name="P52" svg:width="0.2913in" svg:height="0.2835in" svg:x="1.1075in" svg:y="0.75in"><draw:text-box><text:p text:style-name="P51"><text:span text:style-name="T18">a</text:span></text:p></draw:text-box></draw:frame><draw:connector draw:style-name="gr18" draw:text-style-name="P50" draw:type="curve" svg:x1="2.1102in" svg:y1="1.4972in" svg:x2="2.7358in" svg:y2="1.4972in" draw:start-shape="id11" draw:start-glue-point="9" draw:end-shape="id13" draw:end-glue-point="7" svg:d="m3039 2156h901"><text:p/></draw:connector><draw:frame draw:style-name="gr19" draw:text-style-name="P52" svg:width="0.2913in" svg:height="0.2835in" svg:x="2.3575in" svg:y="1.4819in"><draw:text-box><text:p text:style-name="P51"><text:span text:style-name="T18">a</text:span></text:p></draw:text-box></draw:frame><draw:frame draw:style-name="gr20" draw:text-style-name="P52" svg:width="0.2913in" svg:height="0.2835in" svg:x="2.3563in" svg:y="0.6933in"><draw:text-box><text:p text:style-name="P51"><text:span text:style-name="T18">b</text:span></text:p></draw:text-box></draw:frame><draw:connector draw:style-name="gr21" draw:text-style-name="P50" draw:type="curve" svg:x1="2.7358in" svg:y1="1.1232in" svg:x2="2.2256in" svg:y2="0.6787in" draw:start-shape="id13" draw:start-glue-point="5" draw:end-shape="id12" svg:d="m3940 1617c-634 0-267-640-735-640"><text:p/></draw:connector><draw:connector draw:style-name="gr22" draw:text-style-name="P50" draw:type="curve" svg:x1="1.9228in" svg:y1="1.8in" svg:x2="2.1102in" svg:y2="1.4972in" draw:start-shape="id11" draw:start-glue-point="8" draw:end-shape="id11" draw:end-glue-point="9" svg:d="m2769 2266c0 426 270 481 270-110"><text:p/></draw:connector><draw:frame draw:style-name="gr23" draw:text-style-name="P52" svg:width="0.2913in" svg:height="0.2835in" svg:x="1.7665in" svg:y="1.6535in"><draw:text-box><text:p text:style-name="P51"><text:span text:style-name="T18">b</text:span></text:p></draw:text-box></draw:frame><draw:connector draw:style-name="gr24" draw:text-style-name="P50" draw:type="curve" svg:x1="3.1102in" svg:y1="1.1228in" svg:x2="2.9228in" svg:y2="0.8201in" draw:start-shape="id13" draw:start-glue-point="11" draw:end-shape="id13" draw:end-glue-point="4" svg:d="m4479 1617c0-591-270-536-270-110"><text:p/></draw:connector><draw:frame draw:style-name="gr25" draw:text-style-name="P52" svg:width="0.2913in" svg:height="0.2835in" svg:x="2.9894in" svg:y="0.6933in"><draw:text-box><text:p text:style-name="P51"><text:span text:style-name="T18">a</text:span></text:p></draw:text-box></draw:frame><draw:custom-shape draw:style-name="gr26" draw:text-style-name="P49" draw:id="id12" svg:width="0.528in" svg:height="0.5287in" svg:x="1.6976in" svg:y="0.4146in"><text:p text:style-name="P48"><text:span text:style-name="T18">q1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27" draw:text-style-name="P50" draw:type="curve" svg:x1="2.1476in" svg:y1="0.4909in" svg:x2="1.961in" svg:y2="0.1882in" draw:start-shape="id12" draw:start-glue-point="11" draw:end-shape="id12" draw:end-glue-point="4" svg:d="m3093 707c0-591-269-536-269-110"><text:p/></draw:connector><draw:frame draw:style-name="gr28" draw:text-style-name="P52" svg:width="0.2913in" svg:height="0.2835in" svg:x="2.0539in" svg:y="0.0217in"><draw:text-box><text:p text:style-name="P51"><text:span text:style-name="T18">b</text:span></text:p></draw:text-box></draw:frame></draw:g></text:p>
      <text:p text:style-name="P13">7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8.</text:p>
      <text:p text:style-name="P28">(a)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1">delta</text:p>
          </table:table-cell>
          <table:table-cell table:style-name="Table7.A1" office:value-type="string">
            <text:p text:style-name="P21">a</text:p>
          </table:table-cell>
          <table:table-cell table:style-name="Table7.C1" office:value-type="string">
            <text:p text:style-name="P21">b</text:p>
          </table:table-cell>
        </table:table-row>
        <table:table-row>
          <table:table-cell table:style-name="Table7.A2" office:value-type="string">
            <text:p text:style-name="P21">q0</text:p>
          </table:table-cell>
          <table:table-cell table:style-name="Table7.A2" office:value-type="string">
            <text:p text:style-name="P19">{q0, q1}</text:p>
          </table:table-cell>
          <table:table-cell table:style-name="Table7.C2" office:value-type="string">
            <text:p text:style-name="P19">0</text:p>
          </table:table-cell>
        </table:table-row>
        <table:table-row>
          <table:table-cell table:style-name="Table7.A2" office:value-type="string">
            <text:p text:style-name="P21">q1</text:p>
          </table:table-cell>
          <table:table-cell table:style-name="Table7.A2" office:value-type="string">
            <text:p text:style-name="P19">0</text:p>
          </table:table-cell>
          <table:table-cell table:style-name="Table7.C2" office:value-type="string">
            <text:p text:style-name="P19">{q0, q2}</text:p>
          </table:table-cell>
        </table:table-row>
        <table:table-row>
          <table:table-cell table:style-name="Table7.A2" office:value-type="string">
            <text:p text:style-name="P21">q2</text:p>
          </table:table-cell>
          <table:table-cell table:style-name="Table7.A2" office:value-type="string">
            <text:p text:style-name="P19">0</text:p>
          </table:table-cell>
          <table:table-cell table:style-name="Table7.C2" office:value-type="string">
            <text:p text:style-name="P19">{q1, q2}</text:p>
          </table:table-cell>
        </table:table-row>
      </table:table>
      <text:p text:style-name="P28"/>
      <text:p text:style-name="P28">(b) [q0, aabb] |- [q0, abb] |- [q1, bb] |- [q2, b] |- [q2, lambda] accepts</text:p>
      <text:p text:style-name="P30">[q0, aabb] |- [q0, abb] |- [q1, bb] |- [q2, b] |- [q1, lambda] accepts</text:p>
      <text:p text:style-name="P5">(c) Yes</text:p>
      <text:p text:style-name="P5">(d) a+((ba+) U (bb+))*b*</text:p>
      <text:p text:style-name="P5"><draw:g text:anchor-type="paragraph" draw:z-index="1" draw:style-name="gr1"><draw:custom-shape draw:style-name="gr2" draw:text-style-name="P49" draw:id="id4" svg:width="0.528in" svg:height="0.5287in" svg:x="0.8591in" svg:y="0.6276in"><text:p text:style-name="P48"><text:span text:style-name="T18">q0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49" draw:id="id5" svg:width="1.0004in" svg:height="0.5287in" svg:x="1.8591in" svg:y="0.6276in"><text:p text:style-name="P48"><text:span text:style-name="T18">{q0, q1}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" draw:text-style-name="P50" draw:type="line" svg:x1="1.387in" svg:y1="0.8909in" svg:x2="1.8591in" svg:y2="0.8909in" draw:start-shape="id4" draw:start-glue-point="10" draw:end-shape="id5" draw:end-glue-point="6" svg:d="m1997 1283h680"><text:p/></draw:connector><draw:frame draw:style-name="gr4" draw:text-style-name="P52" svg:width="0.2913in" svg:height="0.2835in" svg:x="1.4374in" svg:y="0.6598in"><draw:text-box><text:p text:style-name="P51"><text:span text:style-name="T18">a</text:span></text:p></draw:text-box></draw:frame><draw:custom-shape draw:style-name="gr2" draw:text-style-name="P49" draw:id="id6" svg:width="0.528in" svg:height="0.5287in" svg:x="0.8591in" svg:y="2.1276in"><text:p text:style-name="P48"><text:span text:style-name="T18">0</text:span></text:p><text:p text:style-name="P48"><text:span text:style-name="T18">fail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" draw:text-style-name="P50" draw:type="line" svg:x1="1.1224in" svg:y1="1.1547in" svg:x2="1.1224in" svg:y2="2.1276in" draw:start-shape="id4" draw:start-glue-point="8" draw:end-shape="id6" draw:end-glue-point="4" svg:d="m1616 1663v1401"><text:p/></draw:connector><draw:frame draw:style-name="gr4" draw:text-style-name="P52" svg:width="0.4094in" svg:height="0.2835in" svg:x="1.0819in" svg:y="1.1949in"><draw:text-box><text:p text:style-name="P51"><text:span text:style-name="T18">b</text:span></text:p></draw:text-box></draw:frame><draw:connector draw:style-name="gr3" draw:text-style-name="P50" draw:type="curve" svg:x1="2.0043in" svg:y1="0.7039in" svg:x2="2.3587in" svg:y2="0.4012in" draw:start-shape="id5" draw:start-glue-point="5" draw:end-shape="id5" draw:end-glue-point="4" svg:d="m2886 1014c0-591 510-536 510-110"><text:p/></draw:connector><draw:frame draw:style-name="gr4" draw:text-style-name="P52" svg:width="0.2913in" svg:height="0.2835in" svg:x="1.7783in" svg:y="0.2917in"><draw:text-box><text:p text:style-name="P51"><text:span text:style-name="T18">a</text:span></text:p></draw:text-box></draw:frame><draw:custom-shape draw:style-name="gr2" draw:text-style-name="P49" draw:id="id7" svg:width="1.0004in" svg:height="0.5287in" svg:x="3.1091in" svg:y="0.6276in"><text:p text:style-name="P48"><text:span text:style-name="T18">{q0, q2}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" draw:text-style-name="P50" draw:type="line" svg:x1="2.8575in" svg:y1="0.8909in" svg:x2="3.1091in" svg:y2="0.8909in" draw:start-shape="id5" draw:start-glue-point="10" draw:end-shape="id7" draw:end-glue-point="6" svg:d="m4115 1283h362"><text:p/></draw:connector><draw:frame draw:style-name="gr4" draw:text-style-name="P52" svg:width="0.2913in" svg:height="0.2835in" svg:x="2.8055in" svg:y="0.6165in"><draw:text-box><text:p text:style-name="P51"><text:span text:style-name="T18">b</text:span></text:p></draw:text-box></draw:frame><draw:connector draw:style-name="gr3" draw:text-style-name="P50" draw:type="curve" svg:x1="3.2543in" svg:y1="0.3965in" svg:x2="2.7126in" svg:y2="0.3965in" draw:start-shape="id7" draw:start-glue-point="5" draw:end-shape="id5" draw:end-glue-point="11" svg:d="m4686 1014c0-591-780-591-780 0"><text:p/></draw:connector><draw:frame draw:style-name="gr4" draw:text-style-name="P52" svg:width="0.2913in" svg:height="0.2835in" svg:x="2.5555in" svg:y="0.2346in"><draw:text-box><text:p text:style-name="P51"><text:span text:style-name="T18">a</text:span></text:p></draw:text-box></draw:frame><draw:custom-shape draw:style-name="gr2" draw:text-style-name="P49" draw:id="id8" svg:width="1.0004in" svg:height="0.5004in" svg:x="3.1091in" svg:y="2.1563in"><text:p text:style-name="P48"><text:span text:style-name="T18">{q1, q2}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" draw:text-style-name="P50" draw:type="line" svg:x1="3.6083in" svg:y1="1.1547in" svg:x2="3.6083in" svg:y2="2.1563in" draw:start-shape="id7" draw:start-glue-point="8" draw:end-shape="id8" draw:end-glue-point="4" svg:d="m5196 1663v1442"><text:p/></draw:connector><draw:frame draw:style-name="gr4" draw:text-style-name="P52" svg:width="0.2913in" svg:height="0.2835in" svg:x="3.3846in" svg:y="1.1949in"><draw:text-box><text:p text:style-name="P51"><text:span text:style-name="T18">b</text:span></text:p></draw:text-box></draw:frame><draw:connector draw:style-name="gr3" draw:text-style-name="P50" draw:type="line" svg:x1="3.1091in" svg:y1="2.4055in" svg:x2="1.387in" svg:y2="2.3909in" draw:start-shape="id8" draw:start-glue-point="6" draw:end-shape="id6" draw:end-glue-point="10" svg:d="m4477 3464-2480-21"><text:p/></draw:connector><draw:frame draw:style-name="gr4" draw:text-style-name="P52" svg:width="0.2913in" svg:height="0.2835in" svg:x="1.5681in" svg:y="2.1563in"><draw:text-box><text:p text:style-name="P51"><text:span text:style-name="T18">a</text:span></text:p></draw:text-box></draw:frame><draw:custom-shape draw:style-name="gr2" draw:text-style-name="P49" draw:id="id9" svg:width="1.2504in" svg:height="0.5004in" svg:x="1.6091in" svg:y="1.6563in"><text:p text:style-name="P48"><text:span text:style-name="T18">{q0, q1, q2}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" draw:text-style-name="P50" draw:type="line" svg:x1="3.2539in" svg:y1="2.2283in" svg:x2="2.8575in" svg:y2="1.9055in" draw:start-shape="id8" draw:start-glue-point="5" draw:end-shape="id9" draw:end-glue-point="10" svg:d="m4686 3209-571-465"><text:p/></draw:connector><draw:frame draw:style-name="gr4" draw:text-style-name="P52" svg:width="0.4094in" svg:height="0.2835in" svg:x="2.95in" svg:y="1.9063in"><draw:text-box><text:p text:style-name="P51"><text:span text:style-name="T18">b</text:span></text:p></draw:text-box></draw:frame><draw:connector draw:style-name="gr3" draw:text-style-name="P50" draw:type="line" svg:x1="2.6756in" svg:y1="1.7283in" svg:x2="2.7122in" svg:y2="1.0783in" draw:start-shape="id9" draw:start-glue-point="11" draw:end-shape="id5" draw:end-glue-point="9" svg:d="m3853 2489 53-936"><text:p/></draw:connector><draw:frame draw:style-name="gr4" draw:text-style-name="P52" svg:width="0.5004in" svg:height="0.2835in" svg:x="2.6488in" svg:y="1.1949in"><draw:text-box><text:p text:style-name="P51"><text:span text:style-name="T18">a</text:span></text:p></draw:text-box></draw:frame><draw:connector draw:style-name="gr3" draw:text-style-name="P50" draw:type="curve" svg:x1="1.3898in" svg:y1="1.9055in" svg:x2="1.7913in" svg:y2="1.4248in" draw:start-shape="id9" draw:start-glue-point="6" draw:end-shape="id9" draw:end-glue-point="5" svg:d="m2317 2744c-424 0-353-321-182-530s444-305 444 275"><text:p/></draw:connector><draw:frame draw:style-name="gr4" draw:text-style-name="P52" svg:width="0.4094in" svg:height="0.2835in" svg:x="1.6091in" svg:y="1.4063in"><draw:text-box><text:p text:style-name="P51"><text:span text:style-name="T18">b</text:span></text:p></draw:text-box></draw:frame><draw:custom-shape draw:style-name="gr2" draw:text-style-name="P49" svg:width="0.7504in" svg:height="0.3961in" svg:x="1.9772in" svg:y="0.7067in"><text:p text:style-name="P48"><text:span text:style-name="T18">{q0, q1}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49" svg:width="0.7504in" svg:height="0.4197in" svg:x="3.2272in" svg:y="0.6681in"><text:p text:style-name="P48"><text:span text:style-name="T18">{q0, q2}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49" svg:width="0.8776in" svg:height="0.3925in" svg:x="3.1874in" svg:y="2.1949in"><text:p text:style-name="P48"><text:span text:style-name="T18">{q1, q2}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49" svg:width="1.0295in" svg:height="0.4232in" svg:x="1.728in" svg:y="1.6949in"><text:p text:style-name="P48"><text:span text:style-name="T18">{q0, q1, q2}</text:span></text:p><draw:enhanced-geometry svg:viewBox="0 0 21600 21600" draw:glue-points="10800 0 3160 3160 0 10800 3160 18440 10800 21600 18440 18440 21600 10800 18440 3160" draw:text-areas="3200 3200 18400 18400" draw:type="ellipse"/></draw:custom-shape></draw:g>(e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(f) ( a*((ab) U (abb*bb))* ) U ( a*a((ba*a) U (bb*b))* )</text:p>
      <text:p text:style-name="P5"><text:tab/>(this was a very algorithmic translation, sorry if it's not so readable)</text:p>
      <text:p text:style-name="P5"/>
      <text:p text:style-name="P13">9.</text:p>
      <text:p text:style-name="P28">(a) {{append([], Y, Y)}, {append([X|Y], Z, [X|W]), ~append(Y, Z, W)}}</text:p>
      <text:p text:style-name="P28"><text:tab/>This translation is an imitation of example 13.1 on p. 145 of the logic book.</text:p>
      <text:p text:style-name="P22"><text:soft-page-break/>(b) append([a,b], [c,d], Z).</text:p>
      <text:p text:style-name="P28">We did not go over this in class and there is no example of it in the book, so here's my attempt.</text:p>
      <text:p text:style-name="P28">&lt;{~append([a,b], [c,d], Z).}, {append([a|b], [c,d], [a|W]), ~append([b], [c,d], W}&gt;</text:p>
      <text:p text:style-name="P28">&lt;{~append([b], [c,d], W}, {append([b| ], [c,d], [b|W]), ~append([], [c,d], W}&gt;</text:p>
      <text:p text:style-name="P28">&lt;{~append([], [c,d], W)}, {append([], [c,d], [c,d]}&gt;</text:p>
      <text:p text:style-name="P28">&lt;☐&gt;</text:p>
      <text:p text:style-name="P28">Here's the tree version like on p. 75:</text:p>
      <text:p text:style-name="P28"/>
      <text:p text:style-name="P29"><text:tab/><text:tab/><text:tab/>~append([a,b], [c,d], Z)</text:p>
      <text:p text:style-name="P29"><text:tab/><text:tab/><text:tab/><text:tab/><text:tab/>|</text:p>
      <text:p text:style-name="P29"><text:tab/><text:tab/><text:tab/>~append([b], [c,d], [W])</text:p>
      <text:p text:style-name="P29"><text:tab/><text:tab/><text:tab/><text:tab/><text:tab/>|</text:p>
      <text:p text:style-name="P29"><text:tab/><text:tab/><text:tab/>~append([], [c,d], [W])</text:p>
      <text:p text:style-name="P29"><text:tab/><text:tab/><text:tab/><text:tab/><text:tab/>|</text:p>
      <text:p text:style-name="P29"><text:tab/><text:tab/><text:tab/><text:tab/><text:tab/><text:span text:style-name="T13">☐</text:span></text:p>
      <text:p text:style-name="P28"/>
      <text:p text:style-name="P13">10.</text:p>
      <text:p text:style-name="P22">(a), (b), and (c)</text:p>
      <text:p text:style-name="P31">grandparentOf(X, Y) :- parentOf(X, Z), parentOf(Z, Y). </text:p>
      <text:p text:style-name="P31">greatgrandparentOf(X, Y) :- parentOf(X, P), parentOf(P, Q), <text:tab/><text:tab/><text:tab/><text:tab/><text:tab/><text:tab/> <text:s text:c="2"/>parentOf(Q, Y). </text:p>
      <text:p text:style-name="P31"/>
      <text:p text:style-name="P31">sibling(X, Y) :- X\=Y, parentOf(Z, X), parentOf(Z, Y). </text:p>
      <text:p text:style-name="P31"/>
      <text:p text:style-name="P31">cousin(X, Y) :- parentOf(P, X), parentOf(Q, Y), sibling(P, Q). </text:p>
      <text:p text:style-name="P31"/>
      <text:p text:style-name="P31">ancestorOf(X, Y) :- parentOf(X, Y). </text:p>
      <text:p text:style-name="P31">ancestorOf(X, Y) :- parentOf(P, Y), ancestorOf(X, P).</text:p>
      <text:p text:style-name="P31"/>
      <text:p text:style-name="P31">% The complete genealogy of the royal house of Troy from the Iliad </text:p>
      <text:p text:style-name="P31">parentOf(zeus, dardanus). </text:p>
      <text:p text:style-name="P31">parentOf(dardanus, erichthonius). </text:p>
      <text:p text:style-name="P31">parentOf(erichthonius, tros). </text:p>
      <text:p text:style-name="P31">parentOf(tros, ganymede). </text:p>
      <text:p text:style-name="P31">parentOf(tros, assaracus). </text:p>
      <text:p text:style-name="P31">parentOf(tros, ilus). </text:p>
      <text:p text:style-name="P31">parentOf(assaracus, capys). </text:p>
      <text:p text:style-name="P31">parentOf(capys, anchises). </text:p>
      <text:p text:style-name="P31">parentOf(anchises, aeneas). </text:p>
      <text:p text:style-name="P31">parentOf(ilus, laomedon). </text:p>
      <text:p text:style-name="P31">parentOf(laomedon, priam). </text:p>
      <text:p text:style-name="P31">parentOf(priam, hector). </text:p>
      <text:p text:style-name="P31">parentOf(laomedon, clytius). </text:p>
      <text:p text:style-name="P31">parentOf(laomedon, hicetaon). </text:p>
      <text:p text:style-name="P31">parentOf(laomdedon, tithonus). </text:p>
      <text:p text:style-name="P31"><text:soft-page-break/>parentOf(clytius, caletor). </text:p>
      <text:p text:style-name="P31">parentOf(hicetaon, melannipus). </text:p>
      <text:p text:style-name="P31">parentOf(lampus, dolops). </text:p>
      <text:p text:style-name="P31">parentOf(laomedon, lampus).</text:p>
      <text:p text:style-name="P14"/>
      <text:p text:style-name="P14">Test results:</text:p>
      <text:p text:style-name="P14">?- parentOf(zeus, dardanus). </text:p>
      <text:p text:style-name="P14">true. </text:p>
      <text:p text:style-name="P14">?- grandparentOf(zeus, erichthonius). </text:p>
      <text:p text:style-name="P14">true. </text:p>
      <text:p text:style-name="P14">?- grandparentOf(zeus, tros). </text:p>
      <text:p text:style-name="P14">false. </text:p>
      <text:p text:style-name="P14">?- greatgrandparentOf(zeus, tros). </text:p>
      <text:p text:style-name="P14">true. </text:p>
      <text:p text:style-name="P14">?- greatgrandparentOf(tros, zeus). </text:p>
      <text:p text:style-name="P14">false. </text:p>
      <text:p text:style-name="P14">?- sibling(assaracus, ilus). </text:p>
      <text:p text:style-name="P14">true . </text:p>
      <text:p text:style-name="P14">?- sibling(ilus, assaracus). </text:p>
      <text:p text:style-name="P14">true . </text:p>
      <text:p text:style-name="P14">?- cousin(capys, laomedon). </text:p>
      <text:p text:style-name="P14">true . </text:p>
      <text:p text:style-name="P14">?- ancestorOf(capys, X). </text:p>
      <text:p text:style-name="P14">X = anchises ; </text:p>
      <text:p text:style-name="P14">X = aeneas ; </text:p>
      <text:p text:style-name="P14">false. </text:p>
      <text:p text:style-name="P14"/>
      <text:p text:style-name="P15">11.</text:p>
      <text:p text:style-name="P7">I wish the book had more examples on how to do this. </text:p>
      <text:p text:style-name="P7">Even though we have only two constant symbols, does that mean our entire domain has only two elements or instead the domain is N, Q, or Z as in all the chapter's examples?</text:p>
      <text:p text:style-name="P7">Otherwise, why would we bother naming the constant symbol 0 in the first place since it's not in either of the formulas?</text:p>
      <text:p text:style-name="P7">I have stared at the chapter for at least an hour and can't seem to ascertain an answer.</text:p>
      <text:p text:style-name="P7">Also, if we're only given two constant symbols, are we allowed to have a function that produces a third thing?</text:p>
      <text:p text:style-name="P7"/>
      <text:p text:style-name="P7">Domain is Q</text:p>
      <text:p text:style-name="P7">0<text:span text:style-name="T14">A</text:span> = 2</text:p>
      <text:p text:style-name="P7">1<text:span text:style-name="T14">A</text:span> = ½ </text:p>
      <text:p text:style-name="P7">Let &lt; be the predicate less than</text:p>
      <text:p text:style-name="P7">Let + be multiplication (we will call it f instead to avoid confusion)</text:p>
      <text:p text:style-name="P7">Thus:</text:p>
      <text:p text:style-name="P7">f(x, 1) &lt; x<text:tab/><text:tab/>this will always be true (I.e. x*1/2 &lt; x)</text:p>
      <text:p text:style-name="P7">f(x, x) &lt; x <text:tab/><text:tab/>not always true since f(0, 0) &gt; 0 (I.e. 2*2&gt;2)</text:p>
      <text:p text:style-name="P15"/>
      <text:p text:style-name="P15"><text:soft-page-break/>12.</text:p>
      <text:p text:style-name="P32">By length I assume you mean the actual length of the string, counting characters.</text:p>
      <text:p text:style-name="P33">Basis</text:p>
      <text:list text:style-name="L1">
        <text:list-item>
          <text:p text:style-name="P34">A term of length 1 is either a variable or constant symbol. [2.2i, 2.2ii]</text:p>
        </text:list-item>
        <text:list-item>
          <text:p text:style-name="P34">The tree with 1 node as both root and leaf is a variable or constant symbol. [3.1.i.1]</text:p>
        </text:list-item>
      </text:list>
      <text:p text:style-name="P33">Inductive hypothesis</text:p>
      <text:p text:style-name="P32">A term of n applications of the recursive step [2.2iii] is &gt;= to the depth of a formation tree for that term.</text:p>
      <text:p text:style-name="P33">Induction</text:p>
      <text:list text:style-name="L2">
        <text:list-item>
          <text:p text:style-name="P35">The n+1st term is a function symbol f with t1...tn as parameters. It adds 1 function symbol, 2 parentheses, and n-1 commas. [2.2iii]. n &gt;= 1 [2.2iii]</text:p>
        </text:list-item>
        <text:list-item>
          <text:p text:style-name="P35">Each of the parameters have length greater than their respective formation trees by the inductive hypothesis. Let the sum of all the lengths of t1..tn be called x and the greatest depth of the parameters be called y. thus, x &gt;= y.</text:p>
        </text:list-item>
        <text:list-item>
          <text:p text:style-name="P35">The length x of the term becomes x+1+2+(n-1) = x+3+(n-1) in the n+1<text:span text:style-name="T14">st</text:span> step.</text:p>
        </text:list-item>
        <text:list-item>
          <text:p text:style-name="P35">The formation tree for that term has f as its root and n children for each of its parameters. 1 level has been added. [3.8i3]. Thus y becomes y+1</text:p>
        </text:list-item>
        <text:list-item>
          <text:p text:style-name="P35">x+3+(n-1) &gt; y+1</text:p>
        </text:list-item>
        <text:list-item>
          <text:p text:style-name="P35">To make it clearer, let n be the minimum number of parameters: n=1. Thus, x+3 &gt; y + 1</text:p>
        </text:list-item>
      </text:list>
      <text:p text:style-name="P15"/>
      <text:p text:style-name="P15"/>
      <text:p text:style-name="P15">13.</text:p>
      <text:p text:style-name="P7">Note: the formulas that add boolean operators seem to add spaces as well, but I did not include this, because it still seems easily provable without them.</text:p>
      <text:p text:style-name="P8">Basis</text:p>
      <text:list text:style-name="L3">
        <text:list-item>
          <text:p text:style-name="P38">The atomic formula has one predicate symbol, two parentheses, n terms, and n-1 commas. Let the sum of the lengths of each of its terms be x. Thus its length is 3+x+(n-1)</text:p>
        </text:list-item>
        <text:list-item>
          <text:p text:style-name="P38">The depth of each of the formation trees for each of the terms is &lt;= to the length of those terms [#12]</text:p>
        </text:list-item>
        <text:list-item>
          <text:p text:style-name="P38">The depth of the atomic formation auxiliary formation tree is 1. [3.5i] The depth of the full atomic formula formation tree is 1 + the depth of its deepest term, which we call y. [3.5ii] </text:p>
        </text:list-item>
        <text:list-item>
          <text:p text:style-name="P38">x &gt;= y [#12]</text:p>
        </text:list-item>
        <text:list-item>
          <text:p text:style-name="P38">x+3+(n-1) &gt; y + 1</text:p>
        </text:list-item>
      </text:list>
      <text:p text:style-name="P8">Inductive hypothesis</text:p>
      <text:p text:style-name="P7">All formulas created with n applications of the recursive step have length greater than their respective formula formation trees. </text:p>
      <text:p text:style-name="P8">Induction</text:p>
      <text:list text:style-name="L4">
        <text:list-item>
          <text:p text:style-name="P36"><text:span text:style-name="T16">The n+1</text:span><text:span text:style-name="T15">st</text:span><text:span text:style-name="T16"> formula has either 3 [2.5ii] or 6 [2.5iii] characters added to it.</text:span></text:p>
        </text:list-item>
        <text:list-item>
          <text:p text:style-name="P39">Each subformula has length greater than the depth of their respective formation trees. [IH]</text:p>
        </text:list-item>
        <text:list-item>
          <text:p text:style-name="P36"><text:span text:style-name="T16">The depth of the n+1</text:span><text:span text:style-name="T15">st</text:span><text:span text:style-name="T16"> formula tree is 1 + the depth of its deepest subformula y. [3.8i]</text:span></text:p>
        </text:list-item>
        <text:list-item>
          <text:p text:style-name="P39">Let the depth of the deepest subformula be y</text:p>
        </text:list-item>
        <text:list-item>
          <text:p text:style-name="P39">Let the sum of the lengths of the subformulas be x</text:p>
        </text:list-item>
        <text:list-item>
          <text:p text:style-name="P39">x &gt; y [IH]</text:p>
        </text:list-item>
        <text:list-item>
          <text:p text:style-name="P39">x+3 &gt; y+1</text:p>
        </text:list-item>
        <text:list-item>
          <text:p text:style-name="P39">x+6 &gt; y+1</text:p>
        </text:list-item>
      </text:list>
      <text:p text:style-name="P15"/>
      <text:p text:style-name="P43">14.</text:p>
      <text:p text:style-name="P9"><text:span text:style-name="T16"><text:tab/><text:tab/><text:tab/>((Ax)(</text:span><text:span text:style-name="T17">(R(g(x,z,z)) </text:span><text:span text:style-name="T3">→</text:span><text:span text:style-name="T17"> P(y))</text:span><text:span text:style-name="T16"> &amp; P(z)))</text:span></text:p>
      <text:p text:style-name="P40"><text:tab/><text:tab/><text:tab/><text:tab/><text:tab/><text:tab/><text:tab/>|</text:p>
      <text:p text:style-name="P9"><text:span text:style-name="T16"><text:tab/><text:tab/><text:tab/><text:tab/>((R(g(x,z,z)) </text:span><text:span text:style-name="T2">→</text:span><text:span text:style-name="T16"> P(y)) &amp; P(z))</text:span></text:p>
      <text:p text:style-name="P40"><text:tab/><text:tab/><text:tab/><text:tab/><text:tab/><text:tab/>/<text:tab/><text:tab/>\</text:p>
      <text:p text:style-name="P9"><text:span text:style-name="T16"><text:tab/><text:tab/>(R(g(x,z,z)) </text:span><text:span text:style-name="T2">→</text:span><text:span text:style-name="T16"> P(y))<text:tab/><text:tab/>P(z)</text:span></text:p>
      <text:p text:style-name="P40"><text:tab/><text:tab/>/<text:tab/><text:tab/>\<text:tab/><text:tab/><text:tab/><text:tab/> <text:s text:c="2"/>\</text:p>
      <text:p text:style-name="P40"><text:tab/>R(g(x,z,z))<text:tab/>P(y)<text:tab/><text:tab/><text:tab/><text:tab/><text:tab/>z</text:p>
      <text:p text:style-name="P40"><text:tab/> <text:s text:c="2"/>/<text:tab/><text:tab/><text:tab/> <text:s/>\</text:p>
      <text:p text:style-name="P40"><text:tab/>g(x,z,z)<text:tab/><text:tab/> <text:s text:c="2"/>y</text:p>
      <text:p text:style-name="P40"><text:tab/>/ <text:s/>| <text:s/>\</text:p>
      <text:p text:style-name="P40"><text:s text:c="4"/>x <text:s text:c="2"/>z <text:s text:c="2"/>z</text:p>
      <text:p text:style-name="P40"/>
      <text:p text:style-name="P15">15.</text:p>
      <text:p text:style-name="P24">Basis</text:p>
      <text:p text:style-name="P25">The atomic formula begins with R where R is an n-ary predicate symbol [2.4]</text:p>
      <text:p text:style-name="P24">Inductive hypothesis</text:p>
      <text:p text:style-name="P25">Formulas created with n applications of the recursive steps [2.5ii, 2.5iii] do not being with ~, E, A, (E, (A [note: E and A are the quantifiers]</text:p>
      <text:p text:style-name="P24">Induction</text:p>
      <text:p text:style-name="P25">The subformulas X and Y do not begin with the above strings by the inductive hypothesis.</text:p>
      <text:p text:style-name="P25">For a formula created from n+1 applications of the recursive step, there are seven cases:</text:p>
      <text:list text:style-name="L5">
        <text:list-item>
          <text:p text:style-name="P45">(X &amp; Y) </text:p>
        </text:list-item>
        <text:list-item>
          <text:p text:style-name="P45">(X v Y)</text:p>
        </text:list-item>
        <text:list-item>
          <text:p text:style-name="P46"><text:span text:style-name="T16">(X </text:span><text:span text:style-name="T2">→</text:span><text:span text:style-name="T16"> Y)</text:span></text:p>
        </text:list-item>
        <text:list-item>
          <text:p text:style-name="P46"><text:span text:style-name="T16">(X </text:span><text:span text:style-name="T2">↔</text:span><text:span text:style-name="T16"> Y)</text:span></text:p>
        </text:list-item>
        <text:list-item>
          <text:p text:style-name="P46"><text:span text:style-name="T16">(~X) </text:span><text:span text:style-name="T11">or</text:span><text:span text:style-name="T16"> (~Y)</text:span></text:p>
        </text:list-item>
        <text:list-item>
          <text:p text:style-name="P46"><text:span text:style-name="T16">((Ev)X) </text:span><text:span text:style-name="T11">or</text:span><text:span text:style-name="T16"> ((Ev)Y)</text:span></text:p>
        </text:list-item>
        <text:list-item>
          <text:p text:style-name="P46"><text:span text:style-name="T16">((Av)X) </text:span><text:span text:style-name="T11">or</text:span><text:span text:style-name="T16"> ((Ev)Y)</text:span></text:p>
        </text:list-item>
      </text:list>
      <text:p text:style-name="P25">As is clearly seen, none of the above cases begin with any of the strings ~, E, A, (E, (A</text:p>
      <text:p text:style-name="P25"/>
      <text:p text:style-name="P15">16.</text:p>
      <text:p text:style-name="P7">(a) is a malformed formula because the quantifier E has no variable with it. If it is Ex, then f(z,y) is not substitutable because x is not free. If it is Ey, then it is not substitutable due to 2.8, because y is in f(z,y) and it is not free. If it is Ez, then it is not substitutable because of 2.8</text:p>
      <text:p text:style-name="P7"/>
      <text:p text:style-name="P8"><text:span text:style-name="T16">(b) Substitutable. Resulting formula: (((Ex)P(x) &amp; R(x,y)) </text:span><text:span text:style-name="T2">→</text:span><text:span text:style-name="T16"> P(g(f(z,y),a)) <text:s/></text:span></text:p>
      <text:p text:style-name="P7">[note: this had an extra a paren]</text:p>
      <text:p text:style-name="P7"/>
      <text:p text:style-name="P7">(c) not substitutable because x has no free occurrences</text:p>
      <text:p text:style-name="P7"/>
      <text:p text:style-name="P7">(d) Substitutable. Resulting formula: ((Ey)(R(a,g(a,b)) &amp; P(y)))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/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16pt" style:font-size-asian="16pt" style:font-size-complex="16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<text:tab/>Fin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1-18T19:14:15</meta:creation-date>
    <dc:creator>jb</dc:creator>
    <dc:date>2010-12-13T15:29:04</dc:date>
    <meta:editing-cycles>1011</meta:editing-cycles>
    <meta:editing-duration>PT15H23M15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9" meta:paragraph-count="362" meta:word-count="1833" meta:character-count="9252"/>
  </office:meta>
</office:document-meta>
</file>